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Monospace" svg:font-family="Monospace" style:font-family-generic="modern" style:font-pitch="fixed"/>
    <style:font-face style:name="Madan2" svg:font-family="Madan2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Madan2" fo:font-size="60pt" officeooo:rsid="0003519d" officeooo:paragraph-rsid="0003519d" style:font-size-asian="52.5pt" style:font-size-complex="60pt"/>
    </style:style>
    <style:style style:name="P2" style:family="paragraph" style:parent-style-name="Standard">
      <style:text-properties style:font-name="Madan2" fo:font-size="14pt" fo:font-weight="normal" officeooo:rsid="0003519d" officeooo:paragraph-rsid="0003519d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merican Typewriter" fo:font-size="14pt" fo:font-weight="normal" officeooo:rsid="00076b8c" officeooo:paragraph-rsid="00076b8c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merican Typewriter" fo:font-size="14pt" fo:font-weight="normal" officeooo:rsid="000ac9d2" officeooo:paragraph-rsid="000ac9d2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096092"/>
    </style:style>
    <style:style style:name="T1" style:family="text">
      <style:text-properties officeooo:rsid="00076b8c"/>
    </style:style>
    <style:style style:name="T2" style:family="text">
      <style:text-properties officeooo:rsid="00085ba5"/>
    </style:style>
    <style:style style:name="T3" style:family="text">
      <style:text-properties fo:font-style="italic" fo:font-weight="bold" officeooo:rsid="00085ba5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96092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96092" style:font-style-asian="normal" style:font-style-complex="normal"/>
    </style:style>
    <style:style style:name="T8" style:family="text">
      <style:text-properties fo:font-style="normal" fo:font-weight="bold" officeooo:rsid="00096092" style:font-style-asian="normal" style:font-weight-asian="bold" style:font-style-complex="normal" style:font-weight-complex="bold"/>
    </style:style>
    <style:style style:name="T9" style:family="text">
      <style:text-properties style:font-name="American Typewriter" fo:font-size="14pt" fo:font-style="normal" fo:font-weight="normal" officeooo:rsid="00096092" style:font-size-asian="12.25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mbiar o conocer la contraseña de Administrador</text:span>.</text:p>
      <text:p text:style-name="P2"/>
      <text:list xml:id="list3983312401" text:style-name="L1">
        <text:list-item>
          <text:p text:style-name="P3">La contraseña de administrador <text:span text:style-name="T2">se encuentra dentro del directorio de instalación de la aplicación en la siguiente ruta: </text:span><text:span text:style-name="T3">/apps/odoo/</text:span><text:span text:style-name="T4">conf/odoo-server.conf</text:span><text:span text:style-name="T8"> <text:s/></text:span><text:span text:style-name="T7">este archivo contiene la configuración para arrancar el servidor de Odoo.</text:span></text:p>
        </text:list-item>
        <text:list-item>
          <text:p text:style-name="P5"><text:span text:style-name="T9">Dentro del archivo modificamos </text:span><text:span text:style-name="Source_20_Text"><text:span text:style-name="T6">admin_passwd = %PASSWORD% </text:span></text:span><text:span text:style-name="Source_20_Text"><text:span text:style-name="T7">por el password que nosotros deseamos.</text:span></text:span></text:p>
        </text:list-item>
        <text:list-item>
          <text:p text:style-name="P4"><text:span text:style-name="T6">Listo ya podemos generar nuevas bases de da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Monospace" svg:font-family="Monospace" style:font-family-generic="modern" style:font-pitch="fixed"/>
    <style:font-face style:name="Madan2" svg:font-family="Madan2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onospace" style:font-family-asian="Monospace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onospace" style:font-family-asian="Monospace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9:39:56.457564679</meta:creation-date>
    <dc:date>2019-03-06T13:19:04.886562555</dc:date>
    <meta:editing-duration>PT15M4S</meta:editing-duration>
    <meta:editing-cycles>5</meta:editing-cycles>
    <meta:generator>LibreOffice/5.3.6.1$Linux_X86_64 LibreOffice_project/30$Build-1</meta:generator>
    <meta:document-statistic meta:table-count="0" meta:image-count="0" meta:object-count="0" meta:page-count="1" meta:paragraph-count="4" meta:word-count="61" meta:character-count="424" meta:non-whitespace-character-count="369"/>
  </office:meta>
</office:document-meta>
</file>